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0e02" officeooo:paragraph-rsid="000b0e02"/>
    </style:style>
    <style:style style:name="P2" style:family="paragraph" style:parent-style-name="Standard">
      <style:text-properties officeooo:rsid="000b0e92" officeooo:paragraph-rsid="000b0e92"/>
    </style:style>
    <style:style style:name="P3" style:family="paragraph" style:parent-style-name="Standard">
      <style:text-properties officeooo:rsid="000cdaff" officeooo:paragraph-rsid="000cdaff"/>
    </style:style>
    <style:style style:name="P4" style:family="paragraph" style:parent-style-name="Standard">
      <style:text-properties officeooo:rsid="000cdaff" officeooo:paragraph-rsid="000d35b3"/>
    </style:style>
    <style:style style:name="P5" style:family="paragraph" style:parent-style-name="Standard">
      <style:text-properties officeooo:paragraph-rsid="000cdaff"/>
    </style:style>
    <style:style style:name="P6" style:family="paragraph" style:parent-style-name="Standard">
      <style:text-properties officeooo:rsid="000d35b3" officeooo:paragraph-rsid="000d35b3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officeooo:paragraph-rsid="000d35b3"/>
    </style:style>
    <style:style style:name="P9" style:family="paragraph" style:parent-style-name="Preformatted_20_Text" style:list-style-name="L1">
      <style:paragraph-properties fo:margin-top="0in" fo:margin-bottom="0.1965in" loext:contextual-spacing="false"/>
    </style:style>
    <style:style style:name="P10" style:family="paragraph" style:parent-style-name="Preformatted_20_Text" style:list-style-name="L1">
      <style:paragraph-properties fo:margin-top="0in" fo:margin-bottom="0.1965in" loext:contextual-spacing="false"/>
      <style:text-properties officeooo:paragraph-rsid="000cdaff"/>
    </style:style>
    <style:style style:name="P11" style:family="paragraph" style:parent-style-name="Preformatted_20_Text">
      <style:paragraph-properties fo:margin-top="0in" fo:margin-bottom="0.1965in" loext:contextual-spacing="false"/>
      <style:text-properties officeooo:paragraph-rsid="000cdaff"/>
    </style:style>
    <style:style style:name="P12" style:family="paragraph" style:parent-style-name="Preformatted_20_Text">
      <style:paragraph-properties fo:margin-top="0in" fo:margin-bottom="0.1965in" loext:contextual-spacing="false"/>
      <style:text-properties officeooo:rsid="000cdaff" officeooo:paragraph-rsid="000cdaff"/>
    </style:style>
    <style:style style:name="P13" style:family="paragraph" style:parent-style-name="Preformatted_20_Text">
      <style:paragraph-properties fo:margin-top="0in" fo:margin-bottom="0.1965in" loext:contextual-spacing="false"/>
      <style:text-properties officeooo:rsid="000cdaff" officeooo:paragraph-rsid="000d35b3"/>
    </style:style>
    <style:style style:name="T1" style:family="text">
      <style:text-properties officeooo:rsid="000b0e92"/>
    </style:style>
    <style:style style:name="T2" style:family="text">
      <style:text-properties officeooo:rsid="000cdaff"/>
    </style:style>
    <style:style style:name="T3" style:family="text">
      <style:text-properties officeooo:rsid="000d35b3"/>
    </style:style>
    <style:style style:name="T4" style:family="text">
      <style:text-properties officeooo:rsid="000fd3ff"/>
    </style:style>
    <style:style style:name="T5" style:family="text">
      <style:text-properties officeooo:rsid="001009c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enium_test.py <text:span text:style-name="T1">Documentation:</text:span></text:p>
      <text:p text:style-name="P2">Purpose: To display the applicant’s LinkedIn and confirm that the Title of the page is the Applicant’s Name. <text:s/></text:p>
      <text:p text:style-name="P2">Current Features: Works as specified above for one applicant. <text:s/></text:p>
      <text:p text:style-name="P2">Planned Features: Find any applicant by using Linkedin to search any Applicant’s Name along with narrowing information in order to find their account. <text:s/></text:p>
      <text:p text:style-name="P6">OS compatibility: <text:span text:style-name="T4">Ubuntu </text:span>Linux is tested, will work in Windows if installation instructions are modified to suit that platform. <text:s/>All dependencies will be equivalent. <text:s/></text:p>
      <text:p text:style-name="P3">Installation instructions: </text:p>
      <text:p text:style-name="P3">Dependencies:</text:p>
      <text:p text:style-name="P4"><text:s text:c="6"/><text:span text:style-name="T3">A) Install Firefox</text:span></text:p>
      <text:p text:style-name="P5"><text:span text:style-name="T2"><text:s text:c="6"/>B) Install geckodriver:</text:span></text:p>
      <text:list xml:id="list5131081955840572372" text:style-name="L1">
        <text:list-item>
          <text:p text:style-name="P8">Go to the <text:a xlink:type="simple" xlink:href="https://github.com/mozilla/geckodriver/releases" text:style-name="Internet_20_link" text:visited-style-name="Visited_20_Internet_20_Link">geckodriver releases page</text:a>. Find the latest version of the driver for your platform and download it. For example, <text:span text:style-name="T2">making sure the version number is the latest one for the latest version of Firefox</text:span>:</text:p>
          <text:p text:style-name="P9"><text:span text:style-name="Source_20_Text"><text:span text:style-name="T3">cd ~/Downloads &amp;&amp; </text:span></text:span><text:span text:style-name="Source_20_Text">wget </text:span><text:a xlink:type="simple" xlink:href="https://github.com/mozilla/geckodriver/releases/download/v0.20.0/geckodriver-v0.20.0-linux64.tar.gz" text:style-name="Internet_20_link" text:visited-style-name="Visited_20_Internet_20_Link"><text:span text:style-name="Source_20_Text">https://github.com/mozilla/geckodriver/releases/download/v0.</text:span></text:a><text:a xlink:type="simple" xlink:href="https://github.com/mozilla/geckodriver/releases/download/v0.20.0/geckodriver-v0.20.0-linux64.tar.gz" text:style-name="Internet_20_link" text:visited-style-name="Visited_20_Internet_20_Link"><text:span text:style-name="Source_20_Text"><text:span text:style-name="T2">20</text:span></text:span></text:a><text:a xlink:type="simple" xlink:href="https://github.com/mozilla/geckodriver/releases/download/v0.20.0/geckodriver-v0.20.0-linux64.tar.gz" text:style-name="Internet_20_link" text:visited-style-name="Visited_20_Internet_20_Link"><text:span text:style-name="Source_20_Text">.0/geckodriver-v0.</text:span></text:a><text:a xlink:type="simple" xlink:href="https://github.com/mozilla/geckodriver/releases/download/v0.20.0/geckodriver-v0.20.0-linux64.tar.gz" text:style-name="Internet_20_link" text:visited-style-name="Visited_20_Internet_20_Link"><text:span text:style-name="Source_20_Text"><text:span text:style-name="T2">20</text:span></text:span></text:a><text:a xlink:type="simple" xlink:href="https://github.com/mozilla/geckodriver/releases/download/v0.20.0/geckodriver-v0.20.0-linux64.tar.gz" text:style-name="Internet_20_link" text:visited-style-name="Visited_20_Internet_20_Link"><text:span text:style-name="Source_20_Text">.0-linux64.tar.gz</text:span></text:a></text:p>
        </text:list-item>
        <text:list-item>
          <text:p text:style-name="P7">Extract the file with:</text:p>
          <text:p text:style-name="P9"><text:span text:style-name="Source_20_Text">tar -xvzf geckodriver*</text:span></text:p>
        </text:list-item>
        <text:list-item>
          <text:p text:style-name="P7">Make it executable:</text:p>
          <text:p text:style-name="P9"><text:span text:style-name="Source_20_Text">chmod +x geckodriver</text:span></text:p>
        </text:list-item>
        <text:list-item>
          <text:p text:style-name="P10"><text:span text:style-name="Source_20_Text"><text:span text:style-name="T2">move the geckodriver folder created to a place certainly within $PATH: </text:span></text:span></text:p>
        </text:list-item>
      </text:list>
      <text:p text:style-name="P11"><text:span text:style-name="Source_20_Text"><text:tab/>sudo mv geckodriver /usr/local/bin/</text:span></text:p>
      <text:p text:style-name="P13"><text:s text:c="3"/><text:span text:style-name="T3">C) </text:span>Install the following python packages <text:span text:style-name="T4">using pip</text:span>: unittest, selenium</text:p>
      <text:p text:style-name="P13"><text:tab/><text:span text:style-name="T5">if python is not installed: sudo apt-get install python</text:span></text:p>
      <text:p text:style-name="P13"><text:tab/><text:span text:style-name="T5">if pip is not installed: sudo apt-get install pip</text:span></text:p>
      <text:p text:style-name="P13"><text:tab/><text:span text:style-name="T3">sudo pip install -U unittest</text:span></text:p>
      <text:p text:style-name="P13"><text:tab/><text:span text:style-name="T3">sudo pip install -U selenium</text:span></text:p>
      <text:p text:style-name="P12">Then run selenium_test.py from <text:span text:style-name="T3">the folder it resides in</text:span>. <text:s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6:09:20.254664041</meta:creation-date>
    <dc:date>2018-03-17T10:02:42.468738684</dc:date>
    <meta:editing-duration>PT27M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205" meta:character-count="1437" meta:non-whitespace-character-count="1226"/>
  </office:meta>
</office:document-meta>
</file>